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, Symbol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, 'Courier New'" style:font-family-generic="script" style:font-pitch="variable"/>
    <style:font-face style:name="Arial" svg:font-family="Arial, Helvetic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2.216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" style:family="paragraph" style:parent-style-name="Standard">
      <style:text-properties style:use-window-font-color="true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3" style:family="paragraph" style:parent-style-name="Standard">
      <style:paragraph-properties>
        <style:tab-stops>
          <style:tab-stop style:position="0.2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margin-top="0in" fo:margin-bottom="0.0417in" style:snap-to-layout-grid="false">
        <style:tab-stops>
          <style:tab-stop style:position="0.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5" style:family="paragraph" style:parent-style-name="Body_20_Text_20_2">
      <style:paragraph-properties fo:margin-top="0in" fo:margin-bottom="0.0417in"/>
    </style:style>
    <style:style style:name="P6" style:family="paragraph" style:parent-style-name="Body_20_Text_20_2">
      <style:paragraph-properties fo:margin-top="0in" fo:margin-bottom="0.0417in"/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top="0in" fo:margin-bottom="0.028in">
        <style:tab-stops>
          <style:tab-stop style:position="6.5in" style:type="right"/>
        </style:tab-stops>
      </style:paragraph-properties>
    </style:style>
    <style:style style:name="P8" style:family="paragraph" style:parent-style-name="Standard">
      <style:paragraph-properties fo:margin-top="0in" fo:margin-bottom="0.028in">
        <style:tab-stops>
          <style:tab-stop style:position="6.5in" style:type="right"/>
        </style:tab-stops>
      </style:paragraph-properties>
      <style:text-properties fo:text-transform="uppercase" style:use-window-font-color="true" style:font-name="Times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margin-top="0in" fo:margin-bottom="0.028in">
        <style:tab-stops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P12" style:family="paragraph" style:parent-style-name="Return_20_Address">
      <style:paragraph-properties fo:text-align="justify" style:justify-single-word="false">
        <style:tab-stops>
          <style:tab-stop style:position="6.5in" style:type="right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13" style:family="paragraph" style:parent-style-name="Return_20_Address">
      <style:paragraph-properties>
        <style:tab-stops>
          <style:tab-stop style:position="6.5in" style:type="right"/>
        </style:tab-stops>
      </style:paragraph-properties>
      <style:text-properties style:use-window-font-color="true" fo:font-size="12pt" fo:language="sv" fo:country="SE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4" style:family="paragraph" style:parent-style-name="Date">
      <style:paragraph-properties>
        <style:tab-stops>
          <style:tab-stop style:position="6.7083in" style:type="right"/>
        </style:tab-stops>
      </style:paragraph-properties>
      <style:text-properties style:use-window-font-color="true" fo:font-size="11pt" fo:language="it" fo:country="IT" style:font-name-asian="Times New Roman" style:font-size-asian="11pt" style:font-name-complex="Times New Roman" style:font-size-complex="10pt" style:language-complex="ar" style:country-complex="SA"/>
    </style:style>
    <style:style style:name="P15" style:family="paragraph" style:parent-style-name="Heading_20_5">
      <style:paragraph-properties>
        <style:tab-stops>
          <style:tab-stop style:position="0in"/>
        </style:tab-stops>
      </style:paragraph-properties>
    </style:style>
    <style:style style:name="P16" style:family="paragraph" style:parent-style-name="Heading_20_5">
      <style:paragraph-properties fo:margin-top="0in" fo:margin-bottom="0.028in">
        <style:tab-stops>
          <style:tab-stop style:position="0in"/>
        </style:tab-stops>
      </style:paragraph-properties>
      <style:text-properties style:use-window-font-color="true" style:font-name="Times New Roman" fo:font-size="11pt" fo:language="en" fo:country="US" fo:font-style="normal" fo:font-weight="bold" style:font-name-asian="Times New Roman" style:font-size-asian="11pt" style:font-style-asian="normal" style:font-weight-asian="bold" style:font-name-complex="Times New Roman" style:font-size-complex="11pt" style:language-complex="ar" style:country-complex="SA"/>
    </style:style>
    <style:style style:name="P17" style:family="paragraph" style:parent-style-name="Heading_20_5">
      <style:paragraph-properties fo:margin-top="0in" fo:margin-bottom="0.028in">
        <style:tab-stops>
          <style:tab-stop style:position="0in"/>
        </style:tab-stops>
      </style:paragraph-properties>
    </style:style>
    <style:style style:name="P18" style:family="paragraph" style:parent-style-name="Standard" style:list-style-name="WW8Num7">
      <style:paragraph-properties>
        <style:tab-stops>
          <style:tab-stop style:position="0.2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P19" style:family="paragraph" style:parent-style-name="Standard" style:list-style-name="WW8Num2">
      <style:paragraph-properties fo:margin-left="0.5in" fo:margin-right="0in" fo:margin-top="0in" fo:margin-bottom="0.0417in" fo:text-indent="-0.25in" style:auto-text-indent="false" style:snap-to-layout-grid="false">
        <style:tab-stops>
          <style:tab-stop style:position="0.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20" style:family="paragraph" style:parent-style-name="Standard" style:list-style-name="WW8Num3">
      <style:paragraph-properties fo:margin-left="0.5in" fo:margin-right="0in" fo:margin-top="0in" fo:margin-bottom="0.0417in" fo:text-indent="-0.25in" style:auto-text-indent="false" style:snap-to-layout-grid="false">
        <style:tab-stops>
          <style:tab-stop style:position="0.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21" style:family="paragraph" style:parent-style-name="Standard" style:list-style-name="WW8Num4">
      <style:paragraph-properties fo:margin-left="0.5in" fo:margin-right="0in" fo:margin-top="0in" fo:margin-bottom="0.0417in" fo:text-indent="-0.25in" style:auto-text-indent="false" style:snap-to-layout-grid="false">
        <style:tab-stops>
          <style:tab-stop style:position="0.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22" style:family="paragraph" style:parent-style-name="Standard" style:list-style-name="WW8Num5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23" style:family="paragraph" style:parent-style-name="Standard" style:list-style-name="WW8Num2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P24" style:family="paragraph" style:parent-style-name="Standard" style:list-style-name="WW8Num7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P25" style:family="paragraph" style:parent-style-name="Standard" style:list-style-name="WW8Num7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use-window-font-color="true" fo:font-size="11pt" fo:language="en" fo:country="US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6" style:family="paragraph" style:parent-style-name="Standard" style:list-style-name="WW8Num7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27" style:family="paragraph" style:parent-style-name="Standard" style:list-style-name="WW8Num7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P28" style:family="paragraph" style:parent-style-name="Standard" style:list-style-name="WW8Num7">
      <style:paragraph-properties fo:margin-left="0.25in" fo:margin-right="0in" fo:text-indent="-0.2291in" style:auto-text-indent="false">
        <style:tab-stops>
          <style:tab-stop style:position="0.25in"/>
        </style:tab-stops>
      </style:paragraph-properties>
      <style:text-properties style:use-window-font-color="true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P29" style:family="paragraph" style:parent-style-name="Heading_20_3">
      <style:paragraph-properties fo:margin-left="0in" fo:margin-right="-1in" fo:text-indent="0in" style:auto-text-indent="false">
        <style:tab-stops>
          <style:tab-stop style:position="0in"/>
        </style:tab-stops>
      </style:paragraph-properties>
      <style:text-properties style:use-window-font-color="true" fo:font-size="11pt" fo:language="en" fo:country="US" fo:font-style="normal" fo:font-weight="bold" style:font-name-asian="Times New Roman" style:font-size-asian="11pt" style:font-style-asian="normal" style:font-weight-asian="bold" style:font-name-complex="Times New Roman" style:font-size-complex="11pt" style:language-complex="ar" style:country-complex="SA"/>
    </style:style>
    <style:style style:name="P30" style:family="paragraph" style:parent-style-name="Heading_20_3">
      <style:paragraph-properties fo:margin-left="0in" fo:margin-right="-1in" fo:text-indent="0in" style:auto-text-indent="false">
        <style:tab-stops>
          <style:tab-stop style:position="0in"/>
        </style:tab-stops>
      </style:paragraph-properties>
    </style:style>
    <style:style style:name="P31" style:family="paragraph" style:parent-style-name="Company_20_Name" style:master-page-name="Standard">
      <style:paragraph-properties fo:margin-top="0.0835in" fo:margin-bottom="0.0417in" style:page-number="auto" fo:padding-left="0in" fo:padding-right="0in" fo:padding-top="0in" fo:padding-bottom="0.0138in" fo:border-left="none" fo:border-right="none" fo:border-top="none" fo:border-bottom="0.0138in solid #000000"/>
      <style:text-properties fo:text-transform="uppercase"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32" style:family="paragraph" style:parent-style-name="Heading_20_4">
      <style:paragraph-properties>
        <style:tab-stops>
          <style:tab-stop style:position="0in"/>
        </style:tab-stops>
      </style:paragraph-properties>
      <style:text-properties style:use-window-font-color="true" fo:font-size="12pt" fo:language="en" fo:country="US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3" style:family="paragraph" style:parent-style-name="Heading_20_4">
      <style:paragraph-properties>
        <style:tab-stops>
          <style:tab-stop style:position="0in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34" style:family="paragraph" style:parent-style-name="Heading_20_4">
      <style:paragraph-properties>
        <style:tab-stops>
          <style:tab-stop style:position="0in"/>
        </style:tab-stops>
      </style:paragraph-properties>
    </style:style>
    <style:style style:name="P35" style:family="paragraph" style:parent-style-name="Heading_20_4">
      <style:paragraph-properties>
        <style:tab-stops>
          <style:tab-stop style:position="0in"/>
        </style:tab-stops>
      </style:paragraph-properties>
      <style:text-properties fo:color="#000000" fo:font-size="12pt" fo:language="en" fo:country="US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" style:family="text">
      <style:text-properties style:use-window-font-color="true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T2" style:family="text">
      <style:text-properties style:use-window-font-color="true" fo:font-size="11pt" fo:language="en" fo:country="US" fo:font-weight="bold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T3" style:family="text">
      <style:text-properties style:use-window-font-color="true" fo:font-size="11pt" fo:language="en" fo:country="US" fo:font-style="normal" fo:font-weight="bold" style:font-name-asian="Times New Roman" style:font-size-asian="11pt" style:font-style-asian="normal" style:font-weight-asian="bold" style:font-name-complex="Times New Roman" style:font-size-complex="11pt" style:language-complex="ar" style:country-complex="SA"/>
    </style:style>
    <style:style style:name="T4" style:family="text">
      <style:text-properties style:use-window-font-color="true" fo:font-size="11pt" fo:language="en" fo:country="US" fo:font-style="normal" style:font-name-asian="Times New Roman" style:font-size-asian="11pt" style:font-style-asian="normal" style:font-name-complex="Times New Roman" style:font-size-complex="11pt" style:language-complex="ar" style:country-complex="SA"/>
    </style:style>
    <style:style style:name="T5" style:family="text">
      <style:text-properties style:use-window-font-color="true" fo:font-size="11pt" fo:language="en" fo:country="US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6" style:family="text"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1pt" fo:language="en" fo:country="US" fo:font-weight="bold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11pt" fo:language="en" fo:country="US" fo:font-weight="bold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9" style:family="text">
      <style:text-properties style:use-window-font-color="true" style:font-name="Times New Roman" fo:font-size="11pt" fo:language="en" fo:country="US" fo:font-style="normal" fo:font-weight="bold" style:font-name-asian="Times New Roman" style:font-size-asian="11pt" style:font-style-asian="normal" style:font-weight-asian="bold" style:font-name-complex="Times New Roman" style:font-size-complex="11pt" style:language-complex="ar" style:country-complex="SA"/>
    </style:style>
    <style:style style:name="T10" style:family="text">
      <style:text-properties style:use-window-font-color="true" style:font-name="Times New Roman" fo:font-size="11pt" fo:language="en" fo:country="US" fo:font-style="normal" fo:font-weight="normal" style:font-name-asian="Times New Roman" style:font-size-asian="11pt" style:font-style-asian="normal" style:font-weight-asian="normal" style:font-name-complex="Times New Roman" style:font-size-complex="11pt" style:language-complex="ar" style:country-complex="SA"/>
    </style:style>
    <style:style style:name="T11" style:family="text">
      <style:text-properties style:use-window-font-color="true" style:text-position="super 58%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T12" style:family="text">
      <style:text-properties fo:text-transform="uppercase" style:use-window-font-color="true" style:font-name="Times" fo:font-size="11pt" fo:language="en" fo:country="US" style:font-name-asian="Times New Roman" style:font-size-asian="11pt" style:font-name-complex="Times New Roman" style:font-size-complex="11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aul R. Cutler</text:p>
      <text:p text:style-name="P12">2507 Schneider Court<text:tab/> <text:s text:c="32"/></text:p>
      <text:p text:style-name="P14">Chaska, MN 55318 <text:s text:c="13"/><text:tab/> +1 (952) 491-0073 <text:s text:c="27"/>paul.r.cutler@gmail.com<text:tab/><text:tab/></text:p>
      <text:p text:style-name="P13"/>
      <text:h text:style-name="P32" text:outline-level="4">QUALIFICATIONS</text:h>
      <text:h text:style-name="P33" text:outline-level="4"><text:s text:c="53"/></text:h>
      <text:p text:style-name="P5"><text:span text:style-name="T6">Dedicated, resourceful, driven </text:span><text:span text:style-name="T8">Product Management</text:span><text:span text:style-name="T7"> Professional</text:span><text:span text:style-name="T6"> with extensive product management and business development experience. Passionate leader who inspires change, fosters innovation and builds strong one on one relationships. <text:s/>Proven ability in driving significant revenue growth through effective planning and execution. <text:s/>Recognized for the ability to identify technology and market trends and develop business plans to capitalize on unique opportunities. <text:s/></text:span><text:span text:style-name="T6">Free and open source software contributor</text:span><text:span text:style-name="T6"> who understands working within the open source community and contributes to multiple projects on a volunteer basis.</text:span></text:p>
      <text:p text:style-name="P6"/>
      <text:p text:style-name="P6">Colleagues and management can count on the delivery of strong results and industry knowledge in: <text:s/></text:p>
      <text:p text:style-name="P6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list xml:id="list2030458872" text:style-name="WW8Num2">
              <text:list-item>
                <text:p text:style-name="P19">Product Development</text:p>
              </text:list-item>
            </text:list>
            <text:p text:style-name="P4"/>
          </table:table-cell>
          <table:table-cell table:style-name="Table1.A1" office:value-type="string">
            <text:list xml:id="list58268383" text:style-name="WW8Num3">
              <text:list-item>
                <text:p text:style-name="P20">Business Development<text:tab/></text:p>
              </text:list-item>
            </text:list>
          </table:table-cell>
          <table:table-cell table:style-name="Table1.A1" office:value-type="string">
            <text:list xml:id="list2010294852" text:style-name="WW8Num4">
              <text:list-item>
                <text:p text:style-name="P21">Personnel Development and Management 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464000469" text:style-name="WW8Num5">
              <text:list-item>
                <text:p text:style-name="P22">Marketing Strategy</text:p>
              </text:list-item>
            </text:list>
          </table:table-cell>
          <table:table-cell table:style-name="Table1.A1" office:value-type="string">
            <text:list xml:id="list1958802479" text:continue-list="list2030458872" text:style-name="WW8Num2">
              <text:list-item>
                <text:p text:style-name="P19">Financial Management</text:p>
              </text:list-item>
            </text:list>
          </table:table-cell>
          <table:table-cell table:style-name="Table1.A1" office:value-type="string">
            <text:list xml:id="list336510399" text:continue-numbering="true" text:style-name="WW8Num2">
              <text:list-item>
                <text:p text:style-name="P23">Open Source</text:p>
              </text:list-item>
            </text:list>
          </table:table-cell>
        </table:table-row>
      </table:table>
      <text:h text:style-name="P34" text:outline-level="4"/>
      <text:h text:style-name="P35" text:outline-level="4">EXPERIENCE</text:h>
      <text:p text:style-name="P1"/>
      <text:p text:style-name="P7"><text:span text:style-name="T12">Novell,</text:span><text:span text:style-name="T1"> Boston, MA<text:tab/>2010 – 2011</text:span></text:p>
      <text:h text:style-name="P16" text:outline-level="5">Product Manager</text:h>
      <text:list xml:id="list831548536" text:style-name="WW8Num7">
        <text:list-item>
          <text:p text:style-name="P24">Responsible for MeeGo and SUSE Linux Enterprise Desktop products for OEM preloads with partners including HP, MSI, Acer and more</text:p>
        </text:list-item>
        <text:list-item>
          <text:p text:style-name="P24">Develop product requirement documents and marketing materials to drive product innovation meeting customer and partner needs </text:p>
        </text:list-item>
        <text:list-item>
          <text:p text:style-name="P24">Create, develop and deliver training materials for OEM partners to educate them on the features and benefits of the SLED and MeeGo desktops</text:p>
        </text:list-item>
        <text:list-item>
          <text:p text:style-name="P24">Coordinate and process manage multiple teams including product management, engineering, alliances and localization teams to meet product launch deadlines</text:p>
        </text:list-item>
      </text:list>
      <text:p text:style-name="P11"/>
      <text:p text:style-name="P11">GNOME FOUNDATION<text:tab/><text:tab/><text:tab/><text:tab/><text:tab/> <text:s text:c="5"/><text:tab/><text:tab/><text:tab/> <text:s/>2006 - Present</text:p>
      <text:p text:style-name="P10"><text:span text:style-name="T2">Member, GNOME Foundation</text:span><text:span text:style-name="T1"><text:tab/> </text:span><text:span text:style-name="T1">(2009 - Present)</text:span><text:span text:style-name="T1"><text:tab/><text:tab/><text:tab/><text:tab/><text:tab/> <text:s text:c="5"/></text:span></text:p>
      <text:list xml:id="list1073387798" text:continue-numbering="true" text:style-name="WW8Num7">
        <text:list-item>
          <text:p text:style-name="P24">Contributor the GNOME Documentation, Web, Sysadmin, Marketing teams beginning in 2006</text:p>
        </text:list-item>
        <text:list-item>
          <text:p text:style-name="P24">Maintain documentation for Tomboy, Banshee, and Seahorse applications</text:p>
        </text:list-item>
        <text:list-item>
          <text:p text:style-name="P24">Volunteer team leader for GNOME Marketing and Sysadmin teams</text:p>
        </text:list-item>
        <text:list-item>
          <text:p text:style-name="P18">GNOME Journal (<text:a xlink:type="simple" xlink:href="http://www.gnomejournal.org/">http://www.gnomejournal.org</text:a>) Editor-In-Chief</text:p>
        </text:list-item>
      </text:list>
      <text:p text:style-name="P3"/>
      <text:p text:style-name="P10"><text:span text:style-name="T2">Board of Directors, GNOME Foundation </text:span><text:span text:style-name="T5">(2010 - Present)</text:span><text:span text:style-name="T1"><text:tab/><text:tab/><text:tab/><text:tab/><text:tab/> <text:s text:c="5"/></text:span></text:p>
      <text:list xml:id="list1233640542" text:continue-numbering="true" text:style-name="WW8Num7">
        <text:list-item>
          <text:p text:style-name="P25">Appointed to the Board of Directors in March, 2010</text:p>
        </text:list-item>
        <text:list-item>
          <text:p text:style-name="P25">Elected to the Board of Directors and appointed Chairman and President in July, 2010</text:p>
        </text:list-item>
      </text:list>
      <text:p text:style-name="P11"><text:tab/></text:p>
      <text:p text:style-name="P7"><text:span text:style-name="T12">Webroot software,</text:span><text:span text:style-name="T1"> Boulder, CO<text:tab/> <text:s/>2008 – </text:span><text:span text:style-name="T1">2010</text:span></text:p>
      <text:h text:style-name="P16" text:outline-level="5">Director of Product Management </text:h>
      <text:list xml:id="list1657015612" text:continue-numbering="true" text:style-name="WW8Num7">
        <text:list-item>
          <text:p text:style-name="P24">Responsible for multiple product lines within Webroot, including Window Washer and System Analyzer</text:p>
        </text:list-item>
        <text:list-item>
          <text:p text:style-name="P24">Develop marketing requirement documents and product requirement documents to drive product innovation and meeting customer and partner needs </text:p>
        </text:list-item>
        <text:list-item>
          <text:p text:style-name="P24">Coordinate and process manage multiple teams including product management, engineering, sales and quality assurance to meet product launch deadlines</text:p>
        </text:list-item>
        <text:list-item>
          <text:p text:style-name="P24">Technical account management for partners including Best Buy, Dell, Amazon and more for the entire Webroot product portfolio</text:p>
          <text:p text:style-name="P24"><text:soft-page-break/></text:p>
          <text:p text:style-name="P27">NAVARRE CORPORATION, New Hope, MN<text:tab/><text:tab/><text:tab/><text:tab/><text:tab/> <text:s text:c="5"/><text:tab/> <text:s text:c="4"/>2007 - 2008</text:p>
        </text:list-item>
      </text:list>
      <text:p text:style-name="P10"><text:span text:style-name="T2">Director, Electronic Software Distribution </text:span><text:span text:style-name="T5">(2008)</text:span><text:span text:style-name="T1"><text:tab/><text:tab/><text:tab/><text:tab/><text:tab/><text:tab/> <text:s text:c="5"/></text:span></text:p>
      <text:list xml:id="list561010944" text:continue-numbering="true" text:style-name="WW8Num7">
        <text:list-item>
          <text:p text:style-name="P24">Responsible for partner acquisition and management for partners to use Navarre's electronic software distribution (ESD) platform</text:p>
        </text:list-item>
        <text:list-item>
          <text:p text:style-name="P24">Develop product requirement documents and process to meet customer needs</text:p>
        </text:list-item>
        <text:list-item>
          <text:p text:style-name="P24">Accountable for ESD profit and loss statement</text:p>
        </text:list-item>
      </text:list>
      <text:p text:style-name="P11"/>
      <text:p text:style-name="P11">ENCORE SOFTWARE, (A Navarre Corp. Subsidiary) New Hope, MN</text:p>
      <text:p text:style-name="P10"><text:span text:style-name="T2">Director of Technology Channels</text:span><text:span text:style-name="T1"> (2007 - 2008)<text:tab/><text:tab/><text:tab/><text:tab/><text:tab/><text:tab/> <text:s text:c="5"/></text:span></text:p>
      <text:list xml:id="list1125279834" text:continue-numbering="true" text:style-name="WW8Num7">
        <text:list-item>
          <text:p text:style-name="P24">Responsible for Encore's re-entry in to the security and utility software business by developing the end to end business plan including marketing and product requirement documents and partner selection</text:p>
        </text:list-item>
        <text:list-item>
          <text:p text:style-name="P24">Accountable for Encore's electronic software distribution of casual games through partners including Real Networks, Wild Tangent, and Yahoo!</text:p>
        </text:list-item>
      </text:list>
      <text:p text:style-name="P8"/>
      <text:p text:style-name="P7"><text:span text:style-name="T12">Best Buy,</text:span><text:span text:style-name="T1"> Minneapolis, MN<text:tab/> <text:s/>1992 – 2007 </text:span></text:p>
      <text:h text:style-name="P17" text:outline-level="5"><text:span text:style-name="T9">Merchandise Manager, Geek Squad </text:span><text:span text:style-name="T10">(2005-2007)</text:span></text:h>
      <text:list xml:id="list1504728912" text:continue-numbering="true" text:style-name="WW8Num7">
        <text:list-item>
          <text:p text:style-name="P24">Financial responsibility for $475 million multi-channel services business, including Precincts in Best Buy Stores, on-site services, remote services and Geek Squad Stores</text:p>
        </text:list-item>
        <text:list-item>
          <text:p text:style-name="P24">Led, coached and directed a team of up to eight</text:p>
        </text:list-item>
        <text:list-item>
          <text:p text:style-name="P24">Developed and delivered product and merchandising strategies focused on customer needs </text:p>
        </text:list-item>
        <text:list-item>
          <text:p text:style-name="P24">Accountable for assortment of products, including vendor negotiation with partners including Microsoft, Linksys, Netgear, Hewlett-Packard, Symantec and more</text:p>
        </text:list-item>
        <text:list-item>
          <text:p text:style-name="P24">Achieved 5 years of revenue and profit growth of 90% or greater</text:p>
        </text:list-item>
        <text:list-item>
          <text:p text:style-name="P24">Responsible for three year strategic planning and revenue forecasting for the business unit</text:p>
        </text:list-item>
      </text:list>
      <text:h text:style-name="P16" text:outline-level="5"/>
      <text:h text:style-name="P17" text:outline-level="5"><text:span text:style-name="T9">Product Manager, Geek Squad </text:span><text:span text:style-name="T10">(2004-2005)</text:span></text:h>
      <text:list xml:id="list878951268" text:continue-numbering="true" text:style-name="WW8Num7">
        <text:list-item>
          <text:p text:style-name="P28">Accountable for all Geek Squad On-Site services growing revenue from $1 million to $90 million in two years</text:p>
        </text:list-item>
        <text:list-item>
          <text:p text:style-name="P24">Co-led roll out of Geek Squad to all 675 Best Buy stores over six months</text:p>
        </text:list-item>
        <text:list-item>
          <text:p text:style-name="P24">Created and developed service offerings, new pricing model and marketing plan for emerging category</text:p>
        </text:list-item>
        <text:list-item>
          <text:p text:style-name="P24">Delivered top two box loyalty scores from consumers of 75% or higher for two consecutive years</text:p>
        </text:list-item>
      </text:list>
      <text:p text:style-name="P9"/>
      <text:h text:style-name="P17" text:outline-level="5"><text:span text:style-name="T9">Associate Product Manager, In-Home PC Services (</text:span><text:span text:style-name="T10">2002-2003)</text:span></text:h>
      <text:list xml:id="list1808991566" text:continue-numbering="true" text:style-name="WW8Num7">
        <text:list-item>
          <text:p text:style-name="P24">Developed $3 million budget, marketing plan and sales strategy to launch new services for consumers</text:p>
        </text:list-item>
        <text:list-item>
          <text:p text:style-name="P26"><text:span text:style-name="T1">Accountable for managing <text:s/>and negotiating with 3</text:span><text:span text:style-name="T11">rd</text:span><text:span text:style-name="T1"> party labor provider </text:span><text:span text:style-name="T1">and</text:span><text:span text:style-name="T1"> holding 3</text:span><text:span text:style-name="T11">rd</text:span><text:span text:style-name="T1"> party partners accountable to negotiated service level agreements</text:span></text:p>
          <text:p text:style-name="P24"/>
        </text:list-item>
      </text:list>
      <text:h text:style-name="P15" text:outline-level="5"><text:span text:style-name="T9">Business Development Manager </text:span><text:span text:style-name="T10">(2000-2002)</text:span></text:h>
      <text:list xml:id="list1462813539" text:continue-numbering="true" text:style-name="WW8Num7">
        <text:list-item>
          <text:p text:style-name="P26"><text:span text:style-name="T1">Responsible for design and build of new services capability in new construction homes and existing homes</text:span><text:span text:style-name="T1"> </text:span></text:p>
        </text:list-item>
        <text:list-item>
          <text:p text:style-name="P24">Responsible for product and vendor selection of new partners to deliver installation services</text:p>
        </text:list-item>
      </text:list>
      <text:h text:style-name="P29" text:outline-level="3"/>
      <text:h text:style-name="P30" text:outline-level="3"><text:span text:style-name="T3">Management (</text:span><text:span text:style-name="T4">1992-</text:span><text:span text:style-name="T4">2000</text:span><text:span text:style-name="T4">)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, Symbol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, 'Courier New'" style:font-family-generic="script" style:font-pitch="variable"/>
    <style:font-face style:name="Arial" svg:font-family="Arial, Helvetic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0in" style:auto-text-indent="false"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-1in" fo:text-indent="0in" style:auto-text-indent="false" fo:keep-with-next="always"/>
      <style:text-properties style:font-name="Comic Sans MS" fo:font-size="11pt" fo:font-style="italic" fo:font-weight="bold" style:font-size-asian="11pt" style:font-style-asian="italic" style:font-weight-asian="bold"/>
    </style:style>
    <style:style style:name="Company_20_Name" style:display-name="Company Name" style:family="paragraph" style:parent-style-name="Text_20_body" style:next-style-name="Standard">
      <style:paragraph-properties fo:margin-left="0.25in" fo:margin-right="0in" fo:margin-top="0.0835in" fo:margin-bottom="0.0417in" fo:keep-together="always" fo:text-indent="-0.25in" style:auto-text-indent="false" fo:padding-left="0in" fo:padding-right="0in" fo:padding-top="0in" fo:padding-bottom="0.0555in" fo:border-left="none" fo:border-right="none" fo:border-top="none" fo:border-bottom="0.0071in solid #000000" fo:keep-with-next="always"/>
      <style:text-properties fo:text-transform="uppercase" style:font-name="Arial" fo:font-size="11pt" fo:font-weight="bold" style:font-size-asian="11pt" style:font-weight-asian="bold"/>
    </style:style>
    <style:style style:name="Return_20_Address" style:display-name="Return Address" style:family="paragraph" style:parent-style-name="Standard" style:next-style-name="Date">
      <style:paragraph-properties fo:margin-left="0in" fo:margin-right="3in" fo:keep-together="always" fo:text-indent="0in" style:auto-text-indent="false"/>
      <style:text-properties style:font-name="Arial" fo:font-size="11pt" style:font-size-asian="11pt"/>
    </style:style>
    <style:style style:name="Date" style:family="paragraph" style:parent-style-name="Standard" style:next-style-name="Standard"/>
    <style:style style:name="Body_20_Text_20_2" style:display-name="Body Text 2" style:family="paragraph" style:parent-style-name="Standard">
      <style:text-properties style:font-name="Comic Sans MS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8Num2z0" style:family="text">
      <style:text-properties style:use-window-font-color="true" style:font-name="Symbol"/>
    </style:style>
    <style:style style:name="WW8Num3z0" style:family="text">
      <style:text-properties style:font-name="Wingdings"/>
    </style:style>
    <style:style style:name="WW8Num4z0" style:family="text">
      <style:text-properties style:use-window-font-color="true" style:font-name="Symbol"/>
    </style:style>
    <style:style style:name="WW8Num5z0" style:family="text">
      <style:text-properties style:use-window-font-color="true" style:font-name="Symbol"/>
    </style:style>
    <style:style style:name="WW8Num6z0" style:family="text">
      <style:text-properties style:use-window-font-color="true" style:font-name="Symbol"/>
    </style:style>
    <style:style style:name="WW8Num7z0" style:family="text">
      <style:text-properties style:use-window-font-color="true" style:font-name="Symbol"/>
    </style:style>
    <style:style style:name="Absatz-Standardschriftart" style:family="text"/>
    <style:style style:name="WW8Num8z0" style:family="text">
      <style:text-properties style:use-window-font-color="true" style:font-name="Symbol"/>
    </style:style>
    <style:style style:name="WW-Absatz-Standardschriftart" style:family="text"/>
    <style:style style:name="Default_20_Paragraph_20_Font" style:display-name="Default Paragraph Font" style:family="text"/>
    <style:style style:name="WW8Num1z0" style:family="text">
      <style:text-properties style:use-window-font-color="true" style:font-name="Symbol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/>
    </style:style>
    <style:style style:name="WW8Num10z3" style:family="text">
      <style:text-properties style:font-name="Symbol"/>
    </style:style>
    <style:style style:name="WW8Num11z0" style:family="text">
      <style:text-properties fo:color="#000000"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3z0" style:family="text">
      <style:text-properties style:use-window-font-color="true" style:font-name="Symbol"/>
    </style:style>
    <style:style style:name="WW8Num14z0" style:family="text">
      <style:text-properties style:use-window-font-color="true"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use-window-font-color="true" style:font-name="Symbol"/>
    </style:style>
    <style:style style:name="WW8Num17z0" style:family="text">
      <style:text-properties fo:color="#000000"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fo:color="#000000"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/>
    </style:style>
    <style:style style:name="WW8Num20z3" style:family="text">
      <style:text-properties style:font-name="Symbol"/>
    </style:style>
    <style:style style:name="WW8Num21z0" style:family="text">
      <style:text-properties style:use-window-font-color="true"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/>
    </style:style>
    <style:style style:name="WW8Num22z3" style:family="text">
      <style:text-properties style:font-name="Symbol"/>
    </style:style>
    <style:style style:name="WW8Num23z0" style:family="text">
      <style:text-properties style:use-window-font-color="true" style:font-name="Symbol"/>
    </style:style>
    <style:style style:name="WW8Num24z0" style:family="text">
      <style:text-properties style:use-window-font-color="true" style:font-name="Symbol"/>
    </style:style>
    <style:style style:name="WW8Num25z0" style:family="text">
      <style:text-properties fo:color="#000000"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use-window-font-color="true" style:font-name="Symbol"/>
    </style:style>
    <style:style style:name="WW8Num27z0" style:family="text">
      <style:text-properties fo:color="#000000"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use-window-font-color="true" style:font-name="Symbol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copy" style:family="text" style:parent-style-name="WW-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0.6563in" fo:margin-right="0.822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aul Cutler</dc:title>
    <meta:initial-creator>Lynn Howell</meta:initial-creator>
    <meta:creation-date>2007-05-04T05:51:00</meta:creation-date>
    <dc:date>2011-05-05T10:32:10</dc:date>
    <meta:print-date>2010-11-21T11:06:04</meta:print-date>
    <meta:editing-cycles>24</meta:editing-cycles>
    <meta:editing-duration>PT12H44M29S</meta:editing-duration>
    <meta:generator>LibreOffice/3.3$Unix LibreOffice_project/330m19$Build-6</meta:generator>
    <meta:printed-by>Paul Cutler</meta:printed-by>
    <meta:document-statistic meta:table-count="1" meta:image-count="0" meta:object-count="0" meta:page-count="2" meta:paragraph-count="65" meta:word-count="758" meta:character-count="5383"/>
    <meta:user-defined meta:name="_AdHocReviewCycleID" meta:value-type="float">1375455238</meta:user-defined>
    <meta:user-defined meta:name="_AuthorEmail">Paul.Cutler@bestbuy.com</meta:user-defined>
    <meta:user-defined meta:name="_AuthorEmailDisplayName">Cutler, Paul</meta:user-defined>
    <meta:user-defined meta:name="_EmailSubject">Resume</meta:user-defined>
  </office:meta>
</office:document-meta>
</file>